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margin-left="0cm" fo:margin-right="0.132cm" fo:margin-top="0cm" fo:margin-bottom="0cm" fo:text-indent="0cm" style:auto-text-indent="false" fo:padding="0cm" fo:border="none"/>
      <style:text-properties style:font-name="Arial"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5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6" style:family="paragraph" style:parent-style-name="Text_20_body" style:list-style-name="L3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7" style:family="paragraph" style:parent-style-name="Text_20_body" style:list-style-name="L4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8" style:family="paragraph" style:parent-style-name="Text_20_body" style:list-style-name="L5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9" style:family="paragraph" style:parent-style-name="Text_20_body" style:list-style-name="L6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0" style:family="paragraph" style:parent-style-name="Text_20_body">
      <style:paragraph-properties fo:margin-left="0cm" fo:margin-right="0cm" fo:margin-top="0.397cm" fo:margin-bottom="0cm" fo:text-indent="0cm" style:auto-text-indent="false" fo:padding-left="0.397cm" fo:padding-right="0.397cm" fo:padding-top="0.185cm" fo:padding-bottom="0.185cm" fo:border="0.002cm solid #000000"/>
      <style:text-properties style:font-name="Arial" fo:font-size="12pt" style:font-size-asian="12pt" style:font-size-complex="12pt"/>
    </style:style>
    <style:style style:name="P11" style:family="paragraph" style:parent-style-name="Text_20_body" style:list-style-name="L2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2" style:family="paragraph" style:parent-style-name="Text_20_body" style:list-style-name="L3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T1" style:family="text">
      <style:text-properties style:font-name="Inter" fo:font-size="10.5pt" fo:letter-spacing="normal" fo:font-weight="normal"/>
    </style:style>
    <style:style style:name="T2" style:family="text">
      <style:text-properties fo:font-size="10.5pt" fo:letter-spacing="normal" fo:font-weight="normal"/>
    </style:style>
    <style:style style:name="T3" style:family="text">
      <style:text-properties style:font-name="Arial" fo:font-size="10.5pt" fo:letter-spacing="normal" fo:font-weight="normal"/>
    </style:style>
    <style:style style:name="T4" style:family="text">
      <style:text-properties style:font-name="Arial" fo:letter-spacing="normal" fo:font-weight="normal"/>
    </style:style>
    <style:style style:name="T5" style:family="text">
      <style:text-properties style:font-name="Arial" fo:font-size="12pt" fo:letter-spacing="normal" fo:font-weight="normal" style:font-size-asian="12pt" style:font-size-complex="12pt"/>
    </style:style>
    <style:style style:name="T6" style:family="text">
      <style:text-properties fo:background-color="#ffff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</text:p>
      <text:section text:style-name="Sect1" text:name="3509">
        <text:p text:style-name="P3"><text:span text:style-name="T5">Congratulations! You are in charge of your company's risk management program. </text:span><text:span text:style-name="Strong_20_Emphasis"><text:span text:style-name="T5">What is your first task?</text:span></text:span></text:p>
        <text:p text:style-name="P3"><text:span text:style-name="Strong_20_Emphasis"><text:span text:style-name="T5"/></text:span></text:p>
        <text:list xml:id="list2857764445067470191" text:style-name="L1">
          <text:list-item>
            <text:p text:style-name="P4">To map all the company's assets to an assets inventory <text:s text:c="2"/><text:tab/><text:tab/><text:tab/><text:span text:style-name="T6">rigth</text:span></text:p>
          </text:list-item>
          <text:list-item>
            <text:p text:style-name="P4">To investigate potential threats to the company</text:p>
          </text:list-item>
          <text:list-item>
            <text:p text:style-name="P4">To examine the company's ability to protect itself against cyber incidents</text:p>
          </text:list-item>
          <text:list-item>
            <text:p text:style-name="P4">To determine the company's overall risk</text:p>
          </text:list-item>
        </text:list>
        <text:p text:style-name="P10">Score: 4.00</text:p>
      </text:section>
      <text:section text:style-name="Sect1" text:name="3510">
        <text:p text:style-name="P2">2)</text:p>
        <text:p text:style-name="P3"><text:span text:style-name="T5">Your company’s network has been breached. </text:span><text:span text:style-name="Strong_20_Emphasis"><text:span text:style-name="T5">Who is responsible for detecting the intrusion?</text:span></text:span></text:p>
        <text:p text:style-name="P3"><text:span text:style-name="Strong_20_Emphasis"><text:span text:style-name="T5"/></text:span></text:p>
        <text:list xml:id="list7937626810252757870" text:style-name="L2">
          <text:list-item>
            <text:p text:style-name="P5">The SIC</text:p>
          </text:list-item>
          <text:list-item>
            <text:p text:style-name="P5">Risk Management</text:p>
          </text:list-item>
          <text:list-item>
            <text:p text:style-name="P5">The SOC<text:tab/><text:tab/><text:tab/><text:span text:style-name="T6">rigth</text:span></text:p>
            <text:p text:style-name="P11">Comments: The SOC (security operations center) team is responsible for monitoring and protecting the company's networks, systems, and data.</text:p>
          </text:list-item>
          <text:list-item>
            <text:p text:style-name="P5">Incident Response</text:p>
          </text:list-item>
        </text:list>
        <text:p text:style-name="P10">Score: 4.00</text:p>
      </text:section>
      <text:section text:style-name="Sect1" text:name="3511">
        <text:p text:style-name="P2">3)</text:p>
        <text:p text:style-name="P3"><text:span text:style-name="Strong_20_Emphasis"><text:span text:style-name="T5">Who is responsible for alerting the company about predicted security threats in its network?</text:span></text:span></text:p>
        <text:list xml:id="list131723704874255813" text:style-name="L3">
          <text:list-item>
            <text:p text:style-name="P6">The SOC<text:tab/><text:tab/><text:tab/><text:span text:style-name="T6">rigth</text:span></text:p>
            <text:p text:style-name="P12">Comments: A security intelligence center (SIC) is a centralized unit tasked with gathering, evaluating, and distributing information on possible security risks to the company.</text:p>
          </text:list-item>
          <text:list-item>
            <text:p text:style-name="P6">The SIC</text:p>
          </text:list-item>
          <text:list-item>
            <text:p text:style-name="P6">Risk Management</text:p>
          </text:list-item>
          <text:list-item>
            <text:p text:style-name="P6">Incident Response</text:p>
          </text:list-item>
        </text:list>
        <text:p text:style-name="P10">Score: 0.00</text:p>
      </text:section>
      <text:section text:style-name="Sect1" text:name="3512">
        <text:p text:style-name="P2">4)</text:p>
        <text:p text:style-name="P3"><text:span text:style-name="Strong_20_Emphasis"><text:span text:style-name="T5">In which stage of the NIST Framework is a self-assessment of an organization's data, assets, and capabilities performed?</text:span></text:span></text:p>
        <text:p text:style-name="P3"><text:span text:style-name="Strong_20_Emphasis"><text:span text:style-name="T5"/></text:span></text:p>
        <text:list xml:id="list7246762490531230883" text:style-name="L5">
          <text:list-item>
            <text:p text:style-name="P8">Identify<text:tab/><text:tab/><text:tab/><text:span text:style-name="T6">rigth</text:span></text:p>
          </text:list-item>
          <text:list-item>
            <text:p text:style-name="P8">Protect</text:p>
          </text:list-item>
          <text:list-item>
            <text:p text:style-name="P8">Respond</text:p>
          </text:list-item>
          <text:list-item>
            <text:p text:style-name="P8">Detect</text:p>
          </text:list-item>
        </text:list>
        <text:p text:style-name="P10">Score: 4.00</text:p>
      </text:section>
      <text:section text:style-name="Sect1" text:name="3513">
        <text:p text:style-name="P2">5)</text:p>
        <text:p text:style-name="P3"><text:span text:style-name="Strong_20_Emphasis"><text:span text:style-name="T5">What is the aim of Access Control in the NIST Framework's protection stage?</text:span></text:span></text:p>
        <text:p text:style-name="P3"><text:soft-page-break/><text:span text:style-name="Strong_20_Emphasis"><text:span text:style-name="T5"/></text:span></text:p>
        <text:list xml:id="list807543808990539302" text:style-name="L6">
          <text:list-item>
            <text:p text:style-name="P9">To limit access to at-risk assets and associated facilities to authorized processes, devices, and users.<text:tab/><text:tab/><text:tab/><text:span text:style-name="T6">rigth</text:span></text:p>
          </text:list-item>
          <text:list-item>
            <text:p text:style-name="P9">To provide easy access to cybersecurity awareness education for the organization's employees.</text:p>
          </text:list-item>
          <text:list-item>
            <text:p text:style-name="P9">To perform any needed maintenance and repair of the organization's systems.</text:p>
          </text:list-item>
          <text:list-item>
            <text:p text:style-name="P9">To manage company information and records following the risk management strategy.</text:p>
          </text:list-item>
        </text:list>
        <text:p text:style-name="P10">Score: 4.00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979cm" fo:margin-bottom="1.997cm" fo:margin-left="1.164cm" fo:margin-right="1.12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36S</meta:editing-duration>
    <meta:editing-cycles>3</meta:editing-cycles>
    <meta:generator>OpenOffice/4.1.14$Win32 OpenOffice.org_project/4114m1$Build-9811</meta:generator>
    <dc:date>2023-11-20T12:55:53.83</dc:date>
    <meta:document-statistic meta:table-count="0" meta:image-count="0" meta:object-count="0" meta:page-count="2" meta:paragraph-count="37" meta:word-count="262" meta:character-count="1609"/>
    <dc:creator>kaos sevdalisi</dc:creator>
    <meta:user-defined meta:name="Info 1"/>
    <meta:user-defined meta:name="Info 2"/>
    <meta:user-defined meta:name="Info 3"/>
    <meta:user-defined meta:name="Info 4"/>
  </office:meta>
</office:document-meta>
</file>